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A00000206903DA43EC79F6E2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  <style:font-face style:name="Ubuntu" svg:font-family="Ubuntu" style:font-adornments="Bold" style:font-pitch="variable"/>
  </office:font-face-decls>
  <office:automatic-styles>
    <style:style style:name="P1" style:family="paragraph" style:parent-style-name="Text_20_body">
      <style:text-properties style:font-name="TeXGyreChorus" fo:font-size="20pt" style:font-size-asian="20pt" style:font-size-complex="20pt"/>
    </style:style>
    <style:style style:name="P2" style:family="paragraph" style:parent-style-name="Text_20_body">
      <style:text-properties style:font-name="TeXGyreChorus" fo:font-size="20pt" officeooo:paragraph-rsid="00021ea8" style:font-size-asian="20pt" style:font-size-complex="20pt"/>
    </style:style>
    <style:style style:name="T1" style:family="text">
      <style:text-properties officeooo:rsid="0000f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ära pappa/morfar/farfar/onkel/moster/faster/orelatarede fader,</text:p>
      <text:p text:style-name="P1">Grattis på Farsdag! Och vilken lyckansost du är!</text:p>
      <text:p text:style-name="P1">Den här brevet är en biljett för att få undervising av mig i programmering eller Arduino på lördag den 19:e November klockan 10:00 (dörr öppnas, lektion början klockan 10:15) till 12:00 (och kanske till 13:00)!</text:p>
      <text:p text:style-name="P1">Jag förstör att det är en svårt moment! Därför finns det alkoholfri öl och donuts för dig. Det blir en fin dag!</text:p>
      <text:p text:style-name="P1">Tufft box, din son/sonson/morson/farson/orelaterade so<text:span text:style-name="T1">n</text:span></text:p>
      <text:p text:style-name="P2"/>
      <text:p text:style-name="P2">Kära pappa/morfar/farfar/onkel/moster/faster/orelatarede fader,</text:p>
      <text:p text:style-name="P2">Grattis på Farsdag! Och vilken lyckansost du är!</text:p>
      <text:p text:style-name="P2">Den här brevet är en biljett för att få undervising av mig i programmering eller Arduino på lördag den 19:e November klockan 10:00 (dörr öppnas, lektion början klockan 10:15) till 12:00 (och kanske till 13:00)!</text:p>
      <text:p text:style-name="P2">Jag förstör att det är en svårt moment! Därför finns det alkoholfri öl och donuts för dig. Det blir en fin dag!</text:p>
      <text:p text:style-name="P2">Tufft box, din son/sonson/morson/farson/orelaterade so<text:span text:style-name="T1">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  <style:font-face style:name="Ubuntu" svg:font-family="Ubuntu" style:font-adornments="Bold" style:font-pitch="variable"/>
  </office:font-face-decls>
  <office:styles>
    <draw:fill-image draw:name="uppsala_5f_makerspace" draw:display-name="uppsala_makerspace" xlink:href="Pictures/10000001000001FA00000206903DA43EC79F6E28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draw:fill="none" draw:fill-image-name="uppsala_5f_makerspace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image-name="uppsala_5f_makerspace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4:01:27.112064539</meta:creation-date>
    <dc:date>2022-11-08T14:06:10.043283337</dc:date>
    <meta:editing-duration>PT4M4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146" meta:character-count="974" meta:non-whitespace-character-count="838"/>
  </office:meta>
</office:document-meta>
</file>